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10b412" officeooo:paragraph-rsid="0010b412" style:font-size-asian="11pt" style:font-weight-asian="bold" style:font-size-complex="11pt" style:font-weight-complex="bold"/>
    </style:style>
    <style:style style:name="P2" style:family="paragraph" style:parent-style-name="Standard">
      <style:text-properties fo:font-size="11pt" fo:font-weight="bold" officeooo:rsid="0010b412" officeooo:paragraph-rsid="00145eb7" style:font-size-asian="11pt" style:font-weight-asian="bold" style:font-size-complex="11pt" style:font-weight-complex="bold"/>
    </style:style>
    <style:style style:name="P3" style:family="paragraph" style:parent-style-name="Standard">
      <style:text-properties fo:font-size="11pt" fo:font-weight="bold" officeooo:rsid="00153abe" officeooo:paragraph-rsid="00153abe" style:font-size-asian="11pt" style:font-weight-asian="bold" style:font-size-complex="11pt" style:font-weight-complex="bold"/>
    </style:style>
    <style:style style:name="P4" style:family="paragraph" style:parent-style-name="Standard">
      <style:paragraph-properties fo:text-align="start" style:justify-single-word="false"/>
      <style:text-properties fo:font-size="11pt" fo:font-weight="bold" officeooo:rsid="0015b1de" officeooo:paragraph-rsid="0015b1de" style:font-size-asian="11pt" style:font-weight-asian="bold" style:font-size-complex="11pt" style:font-weight-complex="bold"/>
    </style:style>
    <style:style style:name="P5" style:family="paragraph" style:parent-style-name="Standard">
      <style:paragraph-properties fo:text-align="start" style:justify-single-word="false"/>
      <style:text-properties fo:font-size="11pt" fo:font-weight="bold" officeooo:rsid="00192c13" officeooo:paragraph-rsid="0015b1de"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font-weight="bold" officeooo:rsid="00192c13" officeooo:paragraph-rsid="00192c13" style:font-size-asian="11pt" style:font-weight-asian="bold" style:font-size-complex="11pt" style:font-weight-complex="bold"/>
    </style:style>
    <style:style style:name="P7" style:family="paragraph" style:parent-style-name="Standard">
      <style:text-properties fo:font-size="11pt" fo:font-weight="normal" officeooo:rsid="0010b412" officeooo:paragraph-rsid="0010b412" style:font-size-asian="11pt" style:font-weight-asian="normal" style:font-size-complex="11pt" style:font-weight-complex="normal"/>
    </style:style>
    <style:style style:name="P8" style:family="paragraph" style:parent-style-name="Standard" style:list-style-name="L1">
      <style:text-properties fo:font-size="11pt" fo:font-weight="normal" officeooo:rsid="0010b412" officeooo:paragraph-rsid="0010b412" style:font-size-asian="11pt" style:font-weight-asian="normal" style:font-size-complex="11pt" style:font-weight-complex="normal"/>
    </style:style>
    <style:style style:name="P9" style:family="paragraph" style:parent-style-name="Standard" style:list-style-name="L1">
      <style:text-properties fo:font-size="11pt" fo:font-weight="normal" officeooo:rsid="0010b412" officeooo:paragraph-rsid="00141e75" style:font-size-asian="11pt" style:font-weight-asian="normal" style:font-size-complex="11pt" style:font-weight-complex="normal"/>
    </style:style>
    <style:style style:name="P10" style:family="paragraph" style:parent-style-name="Standard" style:list-style-name="L1">
      <style:text-properties fo:font-size="11pt" fo:font-weight="normal" officeooo:rsid="0010b412" officeooo:paragraph-rsid="00145eb7" style:font-size-asian="11pt" style:font-weight-asian="normal" style:font-size-complex="11pt" style:font-weight-complex="normal"/>
    </style:style>
    <style:style style:name="P11" style:family="paragraph" style:parent-style-name="Standard" style:list-style-name="L1">
      <style:text-properties fo:font-size="11pt" fo:font-weight="normal" officeooo:rsid="0010b412" officeooo:paragraph-rsid="00153abe" style:font-size-asian="11pt" style:font-weight-asian="normal" style:font-size-complex="11pt" style:font-weight-complex="normal"/>
    </style:style>
    <style:style style:name="P12" style:family="paragraph" style:parent-style-name="Standard">
      <style:text-properties fo:font-size="11pt" fo:font-weight="normal" officeooo:rsid="0010b412" officeooo:paragraph-rsid="00145eb7" style:font-size-asian="11pt" style:font-weight-asian="normal" style:font-size-complex="11pt" style:font-weight-complex="normal"/>
    </style:style>
    <style:style style:name="P13" style:family="paragraph" style:parent-style-name="Standard">
      <style:text-properties fo:font-size="11pt" fo:font-weight="normal" officeooo:rsid="00153abe" officeooo:paragraph-rsid="00153abe" style:font-size-asian="11pt" style:font-weight-asian="normal" style:font-size-complex="11pt" style:font-weight-complex="normal"/>
    </style:style>
    <style:style style:name="P14" style:family="paragraph" style:parent-style-name="Standard" style:list-style-name="L2">
      <style:paragraph-properties fo:text-align="start" style:justify-single-word="false"/>
      <style:text-properties fo:font-size="11pt" fo:font-weight="normal" officeooo:rsid="00153abe" officeooo:paragraph-rsid="00153abe" style:font-size-asian="11pt" style:font-weight-asian="normal" style:font-size-complex="11pt" style:font-weight-complex="normal"/>
    </style:style>
    <style:style style:name="P15" style:family="paragraph" style:parent-style-name="Standard">
      <style:paragraph-properties fo:text-align="start" style:justify-single-word="false"/>
      <style:text-properties fo:font-size="11pt" fo:font-weight="normal" officeooo:rsid="00153abe" officeooo:paragraph-rsid="00153abe"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fo:font-size="11pt" fo:font-weight="normal" officeooo:rsid="0015b1de" officeooo:paragraph-rsid="0015b1de" style:font-size-asian="11pt" style:font-weight-asian="normal" style:font-size-complex="11pt" style:font-weight-complex="normal"/>
    </style:style>
    <style:style style:name="P17" style:family="paragraph" style:parent-style-name="Standard">
      <style:text-properties fo:font-size="11pt" fo:font-weight="normal" officeooo:rsid="0017a236" officeooo:paragraph-rsid="0017a236"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192c13" officeooo:paragraph-rsid="00192c13" style:font-size-asian="11pt" style:font-weight-asian="normal" style:font-size-complex="11pt" style:font-weight-complex="normal"/>
    </style:style>
    <style:style style:name="P19" style:family="paragraph" style:parent-style-name="Standard">
      <style:text-properties style:font-name="Ubuntu Mono" fo:font-size="11pt" fo:font-weight="normal" officeooo:rsid="0017a236" officeooo:paragraph-rsid="0017a236" style:font-size-asian="11pt" style:font-weight-asian="normal" style:font-size-complex="11pt" style:font-weight-complex="normal"/>
    </style:style>
    <style:style style:name="P20" style:family="paragraph" style:parent-style-name="Standard">
      <style:text-properties style:font-name="Ubuntu Mono" fo:font-size="11pt" fo:font-weight="normal" officeooo:rsid="0017a236" officeooo:paragraph-rsid="0017b6fe"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Ubuntu Mono" fo:font-size="11pt" fo:font-weight="normal" officeooo:rsid="001907d7" officeooo:paragraph-rsid="001907d7" style:font-size-asian="11pt" style:font-weight-asian="normal" style:font-size-complex="11pt" style:font-weight-complex="normal"/>
    </style:style>
    <style:style style:name="T1" style:family="text">
      <style:text-properties officeooo:rsid="0010b412"/>
    </style:style>
    <style:style style:name="T2" style:family="text">
      <style:text-properties fo:font-weight="normal" style:font-weight-asian="normal" style:font-weight-complex="normal"/>
    </style:style>
    <style:style style:name="T3" style:family="text">
      <style:text-properties officeooo:rsid="00141e75"/>
    </style:style>
    <style:style style:name="T4" style:family="text">
      <style:text-properties officeooo:rsid="00153abe"/>
    </style:style>
    <style:style style:name="T5" style:family="text">
      <style:text-properties style:font-name="Ubuntu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2aa</text:p>
      <text:p text:style-name="P7">2. [25] You are running portsentry on your machine which detects probes at various ports and will block the prober. You want a program which will report the attacks which occured after the last report. The last report was based on the file which is currently named /var/log/ps.udp.1 while the current set of attacks (which includes the old attacks) is stored in /var/log/ps.udp.0. Write a C program that will do a diff between these two files and email root the results. This could be written on the command line as below (but don’t).</text:p>
      <text:p text:style-name="P7">diff /var/log/ps.udp.1 /var/log/ps.udp.0 | mail -s Attack root</text:p>
      <text:p text:style-name="P7"/>
      <text:p text:style-name="P1">Data Members:</text:p>
      <text:p text:style-name="P7">pipe for communication</text:p>
      <text:p text:style-name="P7"/>
      <text:p text:style-name="P1">Outline:</text:p>
      <text:list xml:id="list8623245954780268001" text:style-name="L1">
        <text:list-item>
          <text:p text:style-name="P8">set up the pipe</text:p>
        </text:list-item>
        <text:list-item>
          <text:p text:style-name="P8">switch(fork())</text:p>
          <text:list>
            <text:list-item>
              <text:p text:style-name="P8">case -1: err and exit</text:p>
            </text:list-item>
            <text:list-item>
              <text:p text:style-name="P8">case 0: child </text:p>
              <text:list>
                <text:list-item>
                  <text:p text:style-name="P8">copy stdout to write end of pipe (dup2(fd[1], STDOUT_FILENO))</text:p>
                </text:list-item>
                <text:list-item>
                  <text:p text:style-name="P8">close the now unused pipe ends, both of them</text:p>
                </text:list-item>
                <text:list-item>
                  <text:p text:style-name="P9">execlp the diff command with “/var/log/ps.udp.1”, ” /var/log/ps.udp.0”, <text:span text:style-name="T3">NULL</text:span></text:p>
                </text:list-item>
                <text:list-item>
                  <text:p text:style-name="P8">some error trapping in case execlp didn't work</text:p>
                </text:list-item>
              </text:list>
            </text:list-item>
            <text:list-item>
              <text:p text:style-name="P8">default: parent</text:p>
              <text:list>
                <text:list-item>
                  <text:p text:style-name="P8">copy stdin to the read end of pipe (dup2(fd[0], STDIN_FILENO))</text:p>
                </text:list-item>
                <text:list-item>
                  <text:p text:style-name="P8">close the now unused pipe ends, both of them</text:p>
                </text:list-item>
                <text:list-item>
                  <text:p text:style-name="P8">exelcp the mail command with argument<text:span text:style-name="T3">s</text:span> “-s”, <text:s/>“Attack”, <text:s/>“root”</text:p>
                </text:list-item>
                <text:list-item>
                  <text:p text:style-name="P8">some error trapping in case execlp didn't work</text:p>
                </text:list-item>
              </text:list>
            </text:list-item>
          </text:list>
        </text:list-item>
        <text:list-item>
          <text:p text:style-name="P8">return -1 if prog gets outside switch.</text:p>
        </text:list-item>
      </text:list>
      <text:p text:style-name="P7"/>
      <text:p text:style-name="P7">You can run this using the mail program and data1 and data2 files located in same folder as t2aa-q2.c</text:p>
      <text:p text:style-name="P7"/>
      <text:p text:style-name="P19"><text:tab/>int fd[2];</text:p>
      <text:p text:style-name="P19"><text:tab/>if(pipe(fd)){</text:p>
      <text:p text:style-name="P19"><text:tab/><text:tab/>perror("pipe");</text:p>
      <text:p text:style-name="P19"><text:tab/><text:tab/>exit(-1);</text:p>
      <text:p text:style-name="P19"><text:tab/>}</text:p>
      <text:p text:style-name="P19"><text:tab/>switch(fork()){</text:p>
      <text:p text:style-name="P19"><text:tab/><text:tab/>case -1:</text:p>
      <text:p text:style-name="P19"><text:tab/><text:tab/><text:tab/>perror("fork");</text:p>
      <text:p text:style-name="P19"><text:tab/><text:tab/><text:tab/>exit(-1);</text:p>
      <text:p text:style-name="P19"><text:tab/><text:tab/>case 0:</text:p>
      <text:p text:style-name="P19"><text:tab/><text:tab/><text:tab/>dup2(fd[1], STDOUT_FILENO);</text:p>
      <text:p text:style-name="P19"><text:tab/><text:tab/><text:tab/>close(fd[0]);</text:p>
      <text:p text:style-name="P19"><text:tab/><text:tab/><text:tab/>close(fd[1]);</text:p>
      <text:p text:style-name="P19"><text:tab/><text:tab/><text:tab/>execlp("diff", "diff", "<text:span text:style-name="T1">/var/log/ps.udp.1</text:span>", "<text:span text:style-name="T1">/var/log/ps.udp.0</text:span>", NULL);</text:p>
      <text:p text:style-name="P19"><text:tab/><text:tab/><text:tab/>perror("exec");</text:p>
      <text:p text:style-name="P19"><text:tab/><text:tab/><text:tab/>exit(-1);</text:p>
      <text:p text:style-name="P19"><text:tab/><text:tab/>default:</text:p>
      <text:p text:style-name="P19"><text:tab/><text:tab/><text:tab/>dup2(fd[0], STDIN_FILENO);</text:p>
      <text:p text:style-name="P19"><text:tab/><text:tab/><text:tab/>close(fd[0]);</text:p>
      <text:p text:style-name="P19"><text:tab/><text:tab/><text:tab/>close(fd[1]);</text:p>
      <text:p text:style-name="P19"><text:tab/><text:tab/><text:tab/>execlp("mail", "mail", "-s", "Attack", "root", NULL);</text:p>
      <text:p text:style-name="P19"><text:tab/><text:tab/><text:tab/>perror("exec");</text:p>
      <text:p text:style-name="P17"><text:span text:style-name="T5"><text:tab/><text:tab/><text:tab/>exit(-1);</text:span></text:p>
      <text:p text:style-name="P17"><text:span text:style-name="T5"><text:tab/>}</text:span></text:p>
      <text:p text:style-name="P17"><text:span text:style-name="T5"><text:tab/>exit(-1);</text:span></text:p>
      <text:p text:style-name="P7"/>
      <text:p text:style-name="P7"/>
      <text:p text:style-name="P7"/>
      <text:p text:style-name="P7"/>
      <text:p text:style-name="P7"/>
      <text:p text:style-name="P7"/>
      <text:p text:style-name="P1"><text:soft-page-break/>Test2bb</text:p>
      <text:p text:style-name="P7">2. [25] There are constant attacks on your machine consisting of thousands of ssh login attempts. This has no chance of working since you don’t use word-based passwords on your system but they irritate you and fill up your log files making it next to impossible to read your logs. You have written a program, sshreject whitelist which will read from stdin and if it finds 5 failed login attempts without a success from the same IP (not in the file whitelist) will reject the route. Thus your machine becomes a “black hole” to that IP. However your program has to read the log file /var/log/auth.log which is periodically rotated. The tail program can be told to ignore the rotation and continue reading from the new auth.log file. Thus this </text:p>
      <text:p text:style-name="P7">could be done on the command line with the command:</text:p>
      <text:p text:style-name="P7">tail -F /var/log/auth.log | sshreject myips</text:p>
      <text:p text:style-name="P7">Write a C program that will implement the above.</text:p>
      <text:p text:style-name="P7"/>
      <text:p text:style-name="P2">Data Members:</text:p>
      <text:p text:style-name="P12">pipe for communication</text:p>
      <text:p text:style-name="P12"/>
      <text:p text:style-name="P2">Outline:</text:p>
      <text:list xml:id="list110860422160319" text:continue-list="list8623245954780268001" text:style-name="L1">
        <text:list-item text:start-value="1">
          <text:p text:style-name="P10">set up the pipe</text:p>
        </text:list-item>
        <text:list-item>
          <text:p text:style-name="P10">switch(fork())</text:p>
          <text:list>
            <text:list-item>
              <text:p text:style-name="P10">case -1: err and exit</text:p>
            </text:list-item>
            <text:list-item>
              <text:p text:style-name="P10">case 0: child </text:p>
              <text:list>
                <text:list-item>
                  <text:p text:style-name="P10">copy stdout to write end of pipe (dup2(fd[1], STDOUT_FILENO))</text:p>
                </text:list-item>
                <text:list-item>
                  <text:p text:style-name="P10">close the now unused pipe ends, both of them</text:p>
                </text:list-item>
                <text:list-item>
                  <text:p text:style-name="P11">execlp the <text:span text:style-name="T4">tail</text:span> command with “-<text:span text:style-name="T4">F</text:span>”, ” /var/log/auth.log”, <text:span text:style-name="T3">NULL</text:span></text:p>
                </text:list-item>
                <text:list-item>
                  <text:p text:style-name="P10">some error trapping in case execlp didn't work</text:p>
                </text:list-item>
              </text:list>
            </text:list-item>
            <text:list-item>
              <text:p text:style-name="P10">default: parent</text:p>
              <text:list>
                <text:list-item>
                  <text:p text:style-name="P10">copy stdin to the read end of pipe (dup2(fd[0], STDIN_FILENO))</text:p>
                </text:list-item>
                <text:list-item>
                  <text:p text:style-name="P10">close the now unused pipe ends, both of them</text:p>
                </text:list-item>
                <text:list-item>
                  <text:p text:style-name="P10">exelcp the <text:span text:style-name="T4">sshreject</text:span> command with argument<text:span text:style-name="T3">s</text:span> “<text:span text:style-name="T4">myips</text:span>”</text:p>
                </text:list-item>
                <text:list-item>
                  <text:p text:style-name="P10">some error trapping in case execlp didn't work</text:p>
                </text:list-item>
              </text:list>
            </text:list-item>
          </text:list>
        </text:list-item>
        <text:list-item>
          <text:p text:style-name="P10">return -1 if prog gets outside switch.</text:p>
        </text:list-item>
      </text:list>
      <text:p text:style-name="P12"/>
      <text:p text:style-name="P12">You can run this using the <text:span text:style-name="T4">sshreject</text:span> program and data1 files located in same folder as t2<text:span text:style-name="T4">bb</text:span>-q2.c</text:p>
      <text:p text:style-name="P12"/>
      <text:p text:style-name="P19"><text:tab/>int fd[2];</text:p>
      <text:p text:style-name="P19"><text:tab/>if(pipe(fd)){</text:p>
      <text:p text:style-name="P19"><text:tab/><text:tab/>perror("pipe");</text:p>
      <text:p text:style-name="P19"><text:tab/><text:tab/>exit(-1);</text:p>
      <text:p text:style-name="P19"><text:tab/>}</text:p>
      <text:p text:style-name="P19"><text:tab/>switch(fork()){</text:p>
      <text:p text:style-name="P19"><text:tab/><text:tab/>case -1:</text:p>
      <text:p text:style-name="P19"><text:tab/><text:tab/><text:tab/>perror("fork");</text:p>
      <text:p text:style-name="P19"><text:tab/><text:tab/><text:tab/>exit(-1);</text:p>
      <text:p text:style-name="P19"><text:tab/><text:tab/>case 0:</text:p>
      <text:p text:style-name="P19"><text:tab/><text:tab/><text:tab/>dup2(fd[1], STDOUT_FILENO);</text:p>
      <text:p text:style-name="P19"><text:tab/><text:tab/><text:tab/>close(fd[0]);</text:p>
      <text:p text:style-name="P19"><text:tab/><text:tab/><text:tab/>close(fd[1]);</text:p>
      <text:p text:style-name="P20"><text:tab/><text:tab/><text:tab/>execlp("tail", "tail", "-F", "<text:span text:style-name="T1">var/log/auth.log</text:span>", NULL);</text:p>
      <text:p text:style-name="P19"><text:tab/><text:tab/><text:tab/>perror("exec");</text:p>
      <text:p text:style-name="P19"><text:tab/><text:tab/><text:tab/>exit(-1);</text:p>
      <text:p text:style-name="P19"><text:tab/><text:tab/>default:</text:p>
      <text:p text:style-name="P19"><text:tab/><text:tab/><text:tab/>dup2(fd[0], STDIN_FILENO);</text:p>
      <text:p text:style-name="P19"><text:tab/><text:tab/><text:tab/>close(fd[0]);</text:p>
      <text:p text:style-name="P19"><text:tab/><text:tab/><text:tab/>close(fd[1]);</text:p>
      <text:p text:style-name="P19"><text:tab/><text:tab/><text:tab/>execlp("sshreject", "sshreject", "myips", NULL);</text:p>
      <text:p text:style-name="P19"><text:tab/><text:tab/><text:tab/>perror("exec");</text:p>
      <text:p text:style-name="P19"><text:tab/><text:tab/><text:tab/>exit(-1);</text:p>
      <text:p text:style-name="P19"><text:tab/>}</text:p>
      <text:p text:style-name="P19"><text:tab/>exit(-1);</text:p>
      <text:p text:style-name="P12"/>
      <text:p text:style-name="P12"/>
      <text:p text:style-name="P3"><text:soft-page-break/>Test2cc</text:p>
      <text:p text:style-name="P13">2. [25] You are running snort on your machine but the amount of data is staggering so you want a simple program which you can run in a window that will only report probes at port 111 on your machine. This could be done with the command-line pipe:</text:p>
      <text:p text:style-name="P13">tail -f /var/portscan.log | egrep 129.115.29.203:111</text:p>
      <text:p text:style-name="P13">but you want a single program. Write a C program which will perform this functionality.</text:p>
      <text:p text:style-name="P13"/>
      <text:p text:style-name="P3">Data Members:</text:p>
      <text:p text:style-name="P3"><text:span text:style-name="T2">pipe</text:span></text:p>
      <text:p text:style-name="P3"/>
      <text:p text:style-name="P3">Outline:</text:p>
      <text:list xml:id="list7430382283187762708" text:style-name="L2">
        <text:list-item>
          <text:p text:style-name="P14">open pipe</text:p>
        </text:list-item>
        <text:list-item>
          <text:p text:style-name="P14">switch(fork()):</text:p>
          <text:list>
            <text:list-item>
              <text:p text:style-name="P14">case -1: error, exit</text:p>
            </text:list-item>
            <text:list-item>
              <text:p text:style-name="P14">case 0: child</text:p>
              <text:list>
                <text:list-item>
                  <text:p text:style-name="P14">dup the write end of pipe to stdout: dup2(fd[1], STDOUT_FILENO)</text:p>
                </text:list-item>
                <text:list-item>
                  <text:p text:style-name="P14">close unused ends of pipe, both of them</text:p>
                </text:list-item>
                <text:list-item>
                  <text:p text:style-name="P14">execlp the tail command with args “-f”, “/var/portscan.log”, and NULL</text:p>
                </text:list-item>
                <text:list-item>
                  <text:p text:style-name="P14">error catch in case exec doesn't work</text:p>
                </text:list-item>
              </text:list>
            </text:list-item>
            <text:list-item>
              <text:p text:style-name="P14">default: parent</text:p>
              <text:list>
                <text:list-item>
                  <text:p text:style-name="P14">dup the read end of pipe to stdin: dup2(fd[0], STDIN_FILENO)</text:p>
                </text:list-item>
                <text:list-item>
                  <text:p text:style-name="P14">close unused ends of pipe, both of them</text:p>
                </text:list-item>
                <text:list-item>
                  <text:p text:style-name="P14">execlp the egrep command with args “129.115.29.203:111”, NULL</text:p>
                </text:list-item>
                <text:list-item>
                  <text:p text:style-name="P14">error catch in case exec doesn't work</text:p>
                </text:list-item>
              </text:list>
            </text:list-item>
          </text:list>
        </text:list-item>
        <text:list-item>
          <text:p text:style-name="P14">return -1 because getting here would be an error</text:p>
        </text:list-item>
      </text:list>
      <text:p text:style-name="P15"/>
      <text:p text:style-name="P16">Run this program with data1 file.</text:p>
      <text:p text:style-name="P16"/>
      <text:p text:style-name="P21"><text:tab/>int fd[2];</text:p>
      <text:p text:style-name="P21"><text:tab/>if(pipe(fd)){</text:p>
      <text:p text:style-name="P21"><text:tab/><text:tab/>perror("pipe");</text:p>
      <text:p text:style-name="P21"><text:tab/><text:tab/>exit(-1);</text:p>
      <text:p text:style-name="P21"><text:tab/>}</text:p>
      <text:p text:style-name="P21"><text:tab/>switch(fork()){</text:p>
      <text:p text:style-name="P21"><text:tab/><text:tab/>case -1:</text:p>
      <text:p text:style-name="P21"><text:tab/><text:tab/><text:tab/>perror("fork");</text:p>
      <text:p text:style-name="P21"><text:tab/><text:tab/><text:tab/>exit(-1);</text:p>
      <text:p text:style-name="P21"><text:tab/><text:tab/>case 0:</text:p>
      <text:p text:style-name="P21"><text:tab/><text:tab/><text:tab/>dup2(fd[1], STDOUT_FILENO);</text:p>
      <text:p text:style-name="P21"><text:tab/><text:tab/><text:tab/>close(fd[0]);</text:p>
      <text:p text:style-name="P21"><text:tab/><text:tab/><text:tab/>close(fd[1]);</text:p>
      <text:p text:style-name="P21"><text:tab/><text:tab/><text:tab/>execlp("tail", "tail", "-f", "<text:span text:style-name="T4">/var/portscan.log</text:span>", NULL);</text:p>
      <text:p text:style-name="P21"><text:tab/><text:tab/><text:tab/>perror("exec");</text:p>
      <text:p text:style-name="P21"><text:tab/><text:tab/><text:tab/>exit(-1);</text:p>
      <text:p text:style-name="P21"><text:tab/><text:tab/>default:</text:p>
      <text:p text:style-name="P21"><text:tab/><text:tab/><text:tab/>dup2(fd[0], STDIN_FILENO);</text:p>
      <text:p text:style-name="P21"><text:tab/><text:tab/><text:tab/>close(fd[0]);</text:p>
      <text:p text:style-name="P21"><text:tab/><text:tab/><text:tab/>close(fd[1]);</text:p>
      <text:p text:style-name="P21"><text:tab/><text:tab/><text:tab/>execlp("egrep", "egrep", "207.238.228.11", NULL);\</text:p>
      <text:p text:style-name="P21"><text:tab/><text:tab/><text:tab/>perror("exec");</text:p>
      <text:p text:style-name="P21"><text:tab/><text:tab/><text:tab/>exit(-1);</text:p>
      <text:p text:style-name="P21"><text:tab/>}</text:p>
      <text:p text:style-name="P21"><text:tab/>exit(-1);</text:p>
      <text:p text:style-name="P16"/>
      <text:p text:style-name="P16"/>
      <text:p text:style-name="P16"/>
      <text:p text:style-name="P16"/>
      <text:p text:style-name="P16"/>
      <text:p text:style-name="P16"/>
      <text:p text:style-name="P16"/>
      <text:p text:style-name="P4"><text:soft-page-break/>Test2dd</text:p>
      <text:p text:style-name="P4"><text:span text:style-name="T2">2. [25] You are on a system in which the finger program has been disabled and you want a quicky finger type program and you decide that greping /etc/passwd would be sufficient. However the system that you are on uses nis+ and so nothing is in the password file. In order to essentially get the contents of the password file you can execute niscat passwd.org dir. Thus you decide to write a program, myfinger, that will execute niscat passwd.org dir and then pipe the stdout of the niscat program into egrep rexp where rexp is the regular</text:span></text:p>
      <text:p text:style-name="P4"><text:span text:style-name="T2">expression given on the command line. Write the myfinger program which can then be used, for example, to find information about a user named George by executing:</text:span></text:p>
      <text:p text:style-name="P4"><text:span text:style-name="T2">myfinger George</text:span></text:p>
      <text:p text:style-name="P5"/>
      <text:p text:style-name="P18">Test2e does not contain command line pipe script problems</text:p>
      <text:p text:style-name="P18"/>
      <text:p text:style-name="P6">Test2ee</text:p>
      <text:p text:style-name="P6"><text:span text:style-name="T2">2. [25] You are running portsentry on your machine which detects probes at various ports and will block the prober. You want a program which will report the attacks which occured after the last report. The last report was based on the file which is currently named /var/log/ps.udp.1 while the current set of attacks (which includes the old attacks) is stored in /var/log/ps.udp.0. Write a C program that will do a diff between these two files and email root the results. This could be written on the command line as below (but don’t).</text:span></text:p>
      <text:p text:style-name="P6"><text:span text:style-name="T2">diff /var/log/ps.udp.1 /var/log/ps.udp.0 | mail -s Attack root</text:span></text:p>
      <text:p text:style-name="P6"/>
      <text:p text:style-name="P6"><text:span text:style-name="T2">Test2ff does not contain command line pipe script problems</text:span></text:p>
      <text:p text:style-name="P6"><text:span text:style-name="T2">Test2gg does not contain command line pipe script problems</text:span></text:p>
      <text:p text:style-name="P6"><text:span text:style-name="T2">Test2hh same as Test2cc</text:span></text:p>
      <text:p text:style-name="P6"/>
      <text:p text:style-name="P6">Test2ii</text:p>
      <text:p text:style-name="P6"><text:span text:style-name="T2">2. [25] You want a program that will return a list of all of the user names on a system which is running ldap. Since the system is running ldap, /etc/passwd doesn’t contain the users so in order to get the users you need to execute getent passwd which will print on stdout the (essentially) normal passwd contents which you can then pipe into sed to pick out the user names from each line. For example on the command line you could execute</text:span></text:p>
      <text:p text:style-name="P6"><text:span text:style-name="T2">getent passwd | sed ’s/:.*//’</text:span></text:p>
      <text:p text:style-name="P6"><text:span text:style-name="T2">Write a C program called getusers.c which will output a list of usernames, i.e. write a C program that does the same as the above command using the unix programs getent and sed. Note that the single quotes in the sed command are only there to protect the string from the shell and are not seen by sed.</text:span></text:p>
      <text:p text:style-name="P6"/>
      <text:p text:style-name="P6">Test2jj</text:p>
      <text:p text:style-name="P18">2. [25] You have a condo in Q. Roo and want to be able to ssh to your wireless router (running openwrt) but the ip address keeps changing. So you simply have a cron job which uses netcat to send the string ”condo” to the ssh port on your machine. This creates a log entry in /var/log/messages similar to</text:p>
      <text:p text:style-name="P18">Apr 20 13:15:01 Bad ssh protocol condo from 187.153.61.110</text:p>
      <text:p text:style-name="P18">You want a single program called getcondo which will scan the messages file and print out the date/time and the ip address of the condo. This can be done with the following command </text:p>
      <text:p text:style-name="P18">egrep condo /var/log/messages | sed ’s/Bad ssh protocol condo from //’</text:p>
      <text:p text:style-name="P18">Write a single C program which will accomplish the same thing as the above command using the unix programs egep and sed. Note that the single quotes in the sed command are there only to protect the string from the shell and are not seen by sed.</text:p>
      <text:p text:style-name="P6"><text:span text:style-name="T2"/></text:p>
      <text:p text:style-name="P16"/>
      <text:p text:style-name="P16"/>
      <text:p text:style-name="P16"/>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07:58:42.372279542</meta:creation-date>
    <dc:date>2016-05-08T11:08:58.167689651</dc:date>
    <meta:editing-duration>PT2H39M51S</meta:editing-duration>
    <meta:editing-cycles>7</meta:editing-cycles>
    <meta:generator>LibreOffice/4.2.8.2$Linux_X86_64 LibreOffice_project/420m0$Build-2</meta:generator>
    <meta:document-statistic meta:table-count="0" meta:image-count="0" meta:object-count="0" meta:page-count="4" meta:paragraph-count="162" meta:word-count="1381" meta:character-count="8462" meta:non-whitespace-character-count="7053"/>
  </office:meta>
</office:document-meta>
</file>